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</style:style>
    <style:style style:name="T1" style:family="text">
      <style:text-properties fo:font-variant="normal" fo:text-transform="none" fo:color="#06060f" loext:opacity="87%" fo:font-family="apple-system, system-ui, apple-system, 'Segoe UI', Roboto, Ubuntu, Cantarell, 'Noto Sans', sans-serif, 'Helvetica Neue', Helvetica, roboto, arial, sans-serif" fo:font-size="12.75pt" fo:letter-spacing="normal" fo:font-style="normal" fo:font-weight="bold"/>
    </style:style>
    <style:style style:name="T2" style:family="text">
      <style:text-properties fo:font-variant="normal" fo:text-transform="none" fo:color="#06060f" loext:opacity="87%" fo:letter-spacing="normal"/>
    </style:style>
    <style:style style:name="T3" style:family="text">
      <style:text-properties fo:font-variant="normal" fo:text-transform="none" fo:color="#06060f" loext:opacity="87%" fo:font-family="apple-system, system-ui, apple-system, 'Segoe UI', Roboto, Ubuntu, Cantarell, 'Noto Sans', sans-serif, 'Helvetica Neue', Helvetica, roboto, arial, sans-serif" fo:font-size="12.7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Полиморфизм </text:span><text:span text:style-name="T2">— </text:span><text:span text:style-name="T3">это принцип объектно-ориентированного программирования, который позволяет разным объектам выполнять одни и те же действия, независимо от их внутренней структуры. Само слово происходит от греческого “многообразие</text:span>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cm" style:wrap="none" style:vertical-pos="middle" style:vertical-rel="line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6T12:40:09.129876000</meta:creation-date>
    <dc:date>2025-09-06T12:40:49.030293800</dc:date>
    <meta:editing-duration>PT40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1" meta:word-count="26" meta:character-count="226" meta:non-whitespace-character-count="199"/>
  </office:meta>
</office:document-meta>
</file>